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.253cm" svg:y="4.169c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3:50:14.642800049</meta:creation-date>
    <dc:date>2024-01-15T15:50:10.090651220</dc:date>
    <meta:editing-duration>PT20M26S</meta:editing-duration>
    <meta:editing-cycles>1</meta:editing-cycles>
    <meta:document-statistic meta:table-count="1" meta:cell-count="1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4.204cm" style:legend-expansion="high" chart:style-name="ch2"/>
        <chart:plot-area chart:style-name="ch3" table:cell-range-address="Sheet1.A1:Sheet1.B5" chart:data-source-has-labels="row" svg:x="3.479cm" svg:y="-0.199cm" svg:width="12.798cm" svg:height="8.644cm">
          <chart:coordinate-region svg:x="4.1cm" svg:y="0cm" svg:width="11.89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</svg:desc>
                </draw:g>
              </table:table-cell>
              <table:table-cell office:value-type="float" office:value="2">
                <text:p>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